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479cm" fo:min-width="3.464cm" fo:wrap-option="wrap" style:writing-mode="lr-tb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18cm" fo:min-width="1.399cm" fo:wrap-option="wrap" style:writing-mode="lr-tb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objectwithoutfill">
      <style:graphic-properties draw:marker-end="Arrowheads_20_4" draw:marker-end-width="0.3cm" draw:fill="none" draw:textarea-vertical-align="middle"/>
    </style:style>
    <style:style style:name="gr7" style:family="graphic" style:parent-style-name="objectwithoutfill">
      <style:graphic-properties draw:marker-end="Arrowheads_20_5" draw:marker-end-width="0.3cm" draw:fill="none" draw:textarea-vertical-align="middle"/>
    </style:style>
    <style:style style:name="gr8" style:family="graphic" style:parent-style-name="objectwithoutfill">
      <style:graphic-properties draw:marker-end="Arrowheads_20_6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604cm" svg:height="5.273cm" svg:x="1.064cm" svg:y="1.107cm">
          <text:p text:style-name="P1">Network Structure 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604cm" svg:height="5.273cm" svg:x="14.928cm" svg:y="1.107cm">
          <text:p text:style-name="P1">Network Structure 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685cm" svg:height="2.498cm" svg:x="7.554cm" svg:y="2.495cm">
          <text:p text:style-name="P1">Al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685cm" svg:height="2.498cm" svg:x="11.388cm" svg:y="2.494cm">
          <text:p text:style-name="P1">B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9.711cm" svg:y1="2.941cm" svg:x2="11.776cm" svg:y2="2.941cm">
          <text:p/>
        </draw:line>
        <draw:line draw:style-name="gr4" draw:text-style-name="P3" draw:layer="layout" svg:x1="11.776cm" svg:y1="4.606cm" svg:x2="10.006cm" svg:y2="4.606cm">
          <text:p/>
        </draw:line>
        <draw:line draw:style-name="gr5" draw:text-style-name="P3" draw:layer="layout" svg:x1="5.877cm" svg:y1="1.831cm" svg:x2="7.941cm" svg:y2="2.941cm">
          <text:p/>
        </draw:line>
        <draw:line draw:style-name="gr6" draw:text-style-name="P3" draw:layer="layout" svg:x1="7.941cm" svg:y1="4.606cm" svg:x2="5.877cm" svg:y2="5.716cm">
          <text:p/>
        </draw:line>
        <draw:line draw:style-name="gr7" draw:text-style-name="P3" draw:layer="layout" svg:x1="13.546cm" svg:y1="2.941cm" svg:x2="15.906cm" svg:y2="1.831cm">
          <text:p/>
        </draw:line>
        <draw:line draw:style-name="gr8" draw:text-style-name="P3" draw:layer="layout" svg:x1="15.905cm" svg:y1="5.716cm" svg:x2="13.84cm" svg:y2="4.606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1T01:21:03.805270511</meta:creation-date>
    <dc:date>2024-04-22T11:33:20.738862635</dc:date>
    <meta:editing-duration>PT3M50S</meta:editing-duration>
    <meta:editing-cycles>2</meta:editing-cycles>
    <meta:generator>LibreOffice/7.5.9.2$Linux_X86_64 LibreOffice_project/50$Build-2</meta:generator>
    <meta:document-statistic meta:object-count="10"/>
  </office:meta>
</office:document-meta>
</file>